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200000179BEB40E5D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middle" style:vertical-rel="page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2" text:anchor-type="page" text:anchor-page-number="1" svg:width="3.1874in" svg:height="3.9374in" draw:z-index="0">
        <draw:image xlink:href="Pictures/100002010000013200000179BEB40E5D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2in" fo:page-height="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2T15:54:23.84</meta:creation-date>
    <meta:document-statistic meta:table-count="0" meta:image-count="1" meta:object-count="0" meta:page-count="1" meta:paragraph-count="0" meta:word-count="0" meta:character-count="0"/>
    <dc:date>2013-11-12T15:55:20.01</dc:date>
    <dc:creator>Jeremy Hansen</dc:creator>
    <meta:editing-duration>PT56S</meta:editing-duration>
    <meta:editing-cycles>1</meta:editing-cycles>
    <meta:generator>OpenOffice.org/3.4.1$Win32 OpenOffice.org_project/341m1$Build-9593</meta:generator>
  </office:meta>
</office:document-meta>
</file>